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  <style:text-properties officeooo:paragraph-rsid="0014e71f"/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4e71f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5d815"/>
    </style:style>
    <style:style style:name="P6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78904"/>
    </style:style>
    <style:style style:name="P7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8e886"/>
    </style:style>
    <style:style style:name="P8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officeooo:rsid="0015d815" officeooo:paragraph-rsid="0015d815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.353cm" loext:contextual-spacing="false" fo:line-height="150%">
        <style:tab-stops>
          <style:tab-stop style:position="13.002cm" style:leader-style="dotted" style:leader-text="."/>
        </style:tab-stops>
      </style:paragraph-properties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officeooo:rsid="0015d815" officeooo:paragraph-rsid="00178904" style:font-size-asian="12pt" style:font-name-complex="Times New Roman1" style:font-size-complex="12pt"/>
    </style:style>
    <style:style style:name="P11" style:family="paragraph" style:parent-style-name="Standard">
      <style:paragraph-properties fo:line-height="150%">
        <style:tab-stops>
          <style:tab-stop style:position="13.811cm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78904"/>
    </style:style>
    <style:style style:name="P13" style:family="paragraph" style:parent-style-name="Standard" style:master-page-name="">
      <loext:graphic-properties draw:fill="none"/>
      <style:paragraph-properties fo:margin-left="0cm" fo:margin-right="-0.101cm" fo:margin-top="0cm" fo:margin-bottom="0.353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4" style:family="paragraph" style:parent-style-name="Standard" style:master-page-name="df">
      <style:paragraph-properties fo:line-height="150%" fo:text-align="center" style:justify-single-word="false" style:page-number="15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3.002cm" style:leader-style="dotted" style:leader-text="."/>
        </style:tab-stops>
      </style:paragraph-properties>
      <style:text-properties officeooo:paragraph-rsid="0018e886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3.002cm" style:leader-style="dotted" style:leader-text="."/>
        </style:tab-stops>
      </style:paragraph-properties>
      <style:text-properties officeooo:paragraph-rsid="00178904"/>
    </style:style>
    <style:style style:name="P17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5d815" style:font-size-asian="12pt" style:font-name-complex="Times New Roman1" style:font-size-complex="12pt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4" style:family="text">
      <style:text-properties style:font-name="Times New Roman" fo:font-size="12pt" fo:language="id" fo:country="ID" officeooo:rsid="0014e71f" style:font-size-asian="12pt" style:font-name-complex="Times New Roman1" style:font-size-complex="12pt"/>
    </style:style>
    <style:style style:name="T5" style:family="text">
      <style:text-properties style:font-name="Times New Roman" fo:font-size="12pt" fo:language="id" fo:country="ID" officeooo:rsid="0015d815" style:font-size-asian="12pt" style:font-name-complex="Times New Roman1" style:font-size-complex="12pt"/>
    </style:style>
    <style:style style:name="T6" style:family="text">
      <style:text-properties style:font-name="Times New Roman" fo:font-size="12pt" fo:language="id" fo:country="ID" officeooo:rsid="00eaf324" style:font-size-asian="12pt" style:font-name-complex="Times New Roman1" style:font-size-complex="12pt"/>
    </style:style>
    <style:style style:name="T7" style:family="text">
      <style:text-properties style:font-name="Times New Roman" fo:font-size="12pt" fo:language="id" fo:country="ID" officeooo:rsid="00c737fe" style:font-size-asian="12pt" style:font-name-complex="Times New Roman1" style:font-size-complex="12pt"/>
    </style:style>
    <style:style style:name="T8" style:family="text">
      <style:text-properties style:font-name="Times New Roman" fo:font-size="12pt" fo:language="id" fo:country="ID" officeooo:rsid="00962754" style:font-size-asian="12pt" style:font-name-complex="Times New Roman1" style:font-size-complex="12pt"/>
    </style:style>
    <style:style style:name="T9" style:family="text">
      <style:text-properties style:font-name="Times New Roman" fo:font-size="12pt" fo:language="id" fo:country="ID" officeooo:rsid="00178904" style:font-size-asian="12pt" style:font-name-complex="Times New Roman1" style:font-size-complex="12pt"/>
    </style:style>
    <style:style style:name="T10" style:family="text">
      <style:text-properties style:font-name="Times New Roman" fo:font-size="12pt" fo:language="id" fo:country="ID" officeooo:rsid="004c0a5f" style:font-size-asian="12pt" style:font-name-complex="Times New Roman1" style:font-size-complex="12pt"/>
    </style:style>
    <style:style style:name="T11" style:family="text">
      <style:text-properties style:font-name="Times New Roman" fo:font-size="12pt" fo:language="id" fo:country="ID" officeooo:rsid="00aff456" style:font-size-asian="12pt" style:font-name-complex="Times New Roman1" style:font-size-complex="12pt"/>
    </style:style>
    <style:style style:name="T12" style:family="text">
      <style:text-properties style:font-name="Times New Roman" fo:font-size="12pt" fo:language="id" fo:country="ID" officeooo:rsid="0018e886" style:font-size-asian="12pt" style:font-name-complex="Times New Roman1" style:font-size-complex="12pt"/>
    </style:style>
    <style:style style:name="T13" style:family="text">
      <style:text-properties style:font-name="Times New Roman" fo:font-size="12pt" fo:language="id" fo:country="ID" officeooo:rsid="00f84ff9" style:font-size-asian="12pt" style:font-name-complex="Times New Roman1" style:font-size-complex="12pt"/>
    </style:style>
    <style:style style:name="T14" style:family="text">
      <style:text-properties style:font-name="Times New Roman"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id" fo:country="ID" fo:font-weight="normal" officeooo:rsid="00b23f8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id" fo:country="ID" fo:font-weight="normal" officeooo:rsid="00e9e0f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id" fo:country="ID" fo:font-weight="normal" officeooo:rsid="004c0a5f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id" fo:country="ID" fo:font-weight="normal" officeooo:rsid="00178904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b3a188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e9e0f1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d3d765" style:font-size-asian="12pt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officeooo:rsid="00eaf324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T24" style:family="text">
      <style:text-properties style:font-name="Liberation Serif" fo:font-size="12pt" fo:language="id" fo:country="ID" officeooo:rsid="00fb1595" style:font-size-asian="12pt" style:font-name-complex="Times New Roman1" style:font-size-complex="12pt"/>
    </style:style>
    <style:style style:name="T25" style:family="text">
      <style:text-properties style:font-name="Liberation Serif" fo:font-size="12pt" fo:language="id" fo:country="ID" officeooo:rsid="00eb8576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oBack"/>DAFTAR TABEL</text:p>
      <text:p text:style-name="P13"><text:span text:style-name="T3">Tabel<text:tab/><text:tab/><text:tab/><text:tab/><text:tab/><text:tab/><text:tab/> <text:s text:c="31"/></text:span><text:span text:style-name="T1">Halaman</text:span></text:p>
      <text:p text:style-name="P2"><text:span text:style-name="T1">Tabel 3.1. <text:s/></text:span><text:span text:style-name="T15">Spesifikasi </text:span><text:span text:style-name="T16">H</text:span><text:span text:style-name="T15">ardware </text:span><text:span text:style-name="T16">K</text:span><text:span text:style-name="T15">omputer untuk </text:span><text:span text:style-name="T16">R</text:span><text:span text:style-name="T15">emaster</text:span><text:span text:style-name="T1"><text:tab/>.....</text:span><text:span text:style-name="T3">2</text:span><text:span text:style-name="T4">8</text:span></text:p>
      <text:p text:style-name="P4"><text:span text:style-name="T1">Tabel 3.2. <text:s/></text:span><text:span text:style-name="T19">Spesifikasi </text:span><text:span text:style-name="T20">H</text:span><text:span text:style-name="T19">ardware </text:span><text:span text:style-name="T20">K</text:span><text:span text:style-name="T19">omputer untuk </text:span><text:span text:style-name="T20">Minimal</text:span><text:span text:style-name="T19"> </text:span><text:span text:style-name="T20">Ubos</text:span><text:span text:style-name="T14"> </text:span><text:span text:style-name="T1"><text:tab/>.....</text:span><text:span text:style-name="T3">2</text:span><text:span text:style-name="T4">8</text:span></text:p>
      <text:p text:style-name="P3"><text:span text:style-name="T1">Tabel 3.3. <text:s/>Jenis Kebutuhan Perangkat Lunak (Software)…………………….…</text:span><text:span text:style-name="T3">2</text:span><text:span text:style-name="T4">9</text:span></text:p>
      <text:p text:style-name="P11"><text:span text:style-name="T1">Tabel 3.4. <text:s/>Analisa Keluaran Perangkat Lunak </text:span><text:span text:style-name="T3"><text:s/>....................................................2</text:span><text:span text:style-name="T4">9</text:span></text:p>
      <text:p text:style-name="P4"><text:span text:style-name="T1">Tabel</text:span><text:span text:style-name="T3"> </text:span><text:span text:style-name="T4">3.5 </text:span><text:span text:style-name="T16">Perbandingan Spesifikasi Hardware Minimal Windows dan Ubos.......</text:span><text:span text:style-name="T4">30 </text:span></text:p>
      <text:p text:style-name="P5"><text:span text:style-name="T1">Tabel </text:span><text:span text:style-name="T5">3.6 </text:span><text:span text:style-name="T6">Perangkat Lunak yang Terpasang pada Ubos........................................</text:span><text:span text:style-name="T5">30</text:span></text:p>
      <text:p text:style-name="P5"><text:span text:style-name="T5">Tabel 3.7 </text:span><text:span text:style-name="T7">Tabel </text:span><text:span text:style-name="T6">H</text:span><text:span text:style-name="T7">arga </text:span><text:span text:style-name="T6">P</text:span><text:span text:style-name="T7">erangkat </text:span><text:span text:style-name="T6">Lu</text:span><text:span text:style-name="T7">nak</text:span><text:span text:style-name="T5">.........................</text:span><text:span text:style-name="T6">.......................................</text:span><text:span text:style-name="T5">31</text:span></text:p>
      <text:p text:style-name="P5"><text:span text:style-name="T1">Tabel 3.</text:span><text:span text:style-name="T2">8 </text:span><text:span text:style-name="T21">Tabel </text:span><text:span text:style-name="T22">P</text:span><text:span text:style-name="T21">erbandi</text:span><text:span text:style-name="T22">nga</text:span><text:span text:style-name="T21">n </text:span><text:span text:style-name="T22">U</text:span><text:span text:style-name="T21">bos dan </text:span><text:span text:style-name="T22">W</text:span><text:span text:style-name="T21">indows </text:span><text:span text:style-name="T3"><text:s/>.............................................</text:span><text:span text:style-name="T5">31</text:span></text:p>
      <text:p text:style-name="P5"><text:span text:style-name="T1">Tabel</text:span><text:span text:style-name="T3"> </text:span><text:span text:style-name="T4">3.</text:span><text:span text:style-name="T5">9 Urutan Prosedur </text:span><text:span text:style-name="T8">Proses Remaster..........................................................</text:span><text:span text:style-name="T5">33</text:span></text:p>
      <text:p text:style-name="P6"><text:span text:style-name="T5">Tabel </text:span><text:span text:style-name="T9">4.1 Deskripsi elemet UML</text:span><text:span text:style-name="T5">............................</text:span><text:span text:style-name="T6">....................................</text:span><text:span text:style-name="T5">..........</text:span><text:span text:style-name="T9">34</text:span></text:p>
      <text:p text:style-name="P6"><text:span text:style-name="T5">Tabel </text:span><text:span text:style-name="T9">4.2 </text:span><text:span text:style-name="T17">Deskripsi Rancangan Waktu</text:span><text:span text:style-name="T18">...</text:span><text:span text:style-name="T5">..........................</text:span><text:span text:style-name="T6">.....................................</text:span><text:span text:style-name="T9">4</text:span><text:span text:style-name="T5">1<text:tab/></text:span></text:p>
      <text:p text:style-name="P16"><text:span text:style-name="T5">Tabel</text:span><text:span text:style-name="T9"> 4.3 </text:span><text:span text:style-name="T10">Tabel Rancangan Biaya..........</text:span><text:span text:style-name="T5">..........................</text:span><text:span text:style-name="T6">.....................................</text:span><text:span text:style-name="T9">42</text:span></text:p>
      <text:p text:style-name="P6"><text:span text:style-name="T5">Tabel</text:span><text:span text:style-name="T7"> </text:span><text:span text:style-name="T9">4.4 </text:span><text:span text:style-name="T11">Tabel Uji Coba Ubos..............</text:span><text:span text:style-name="T5">..........................</text:span><text:span text:style-name="T6">.....................................</text:span><text:span text:style-name="T9">44</text:span></text:p>
      <text:p text:style-name="P15"><text:span text:style-name="T5">Tabel </text:span><text:span text:style-name="T12">4.5 Tipe </text:span><text:span text:style-name="T13">I</text:span><text:span text:style-name="T12">nstall dan Pemilihan Partisi .</text:span><text:span text:style-name="T6">........................................................</text:span><text:span text:style-name="T12">58</text:span></text:p>
      <text:p text:style-name="P7"><text:span text:style-name="T5">Tabel </text:span><text:span text:style-name="T12">4.6 </text:span><text:span text:style-name="T23">Kebutuhan </text:span><text:span text:style-name="T24">S</text:span><text:span text:style-name="T25">oftware...................................</text:span><text:span text:style-name="T5">.....</text:span><text:span text:style-name="T6">......................................</text:span><text:span text:style-name="T12">58</text:span></text:p>
      <text:p text:style-name="P10"/>
      <text:p text:style-name="P10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.11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i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v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df" style:page-layout-name="Mpm3">
      <style:header>
        <text:p text:style-name="Header"/>
      </style:header>
      <style:footer>
        <text:p text:style-name="MP2"><text:page-number text:select-page="current">xv</text:page-number></text:p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dc:date>2018-09-08T01:54:44.826815716</dc:date>
    <meta:editing-cycles>8</meta:editing-cycles>
    <meta:editing-duration>PT2H51M32S</meta:editing-duration>
    <meta:generator>LibreOffice/6.0.5.2$Linux_X86_64 LibreOffice_project/54c8cbb85f300ac59db32fe8a675ff7683cd5a16</meta:generator>
    <meta:print-date>2018-09-08T00:41:41.286241332</meta:print-date>
    <meta:document-statistic meta:table-count="0" meta:image-count="0" meta:object-count="0" meta:page-count="1" meta:paragraph-count="19" meta:word-count="107" meta:character-count="1469" meta:non-whitespace-character-count="133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